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URWPalladioL-Roma" svg:font-family="URWPalladioL-R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863cm" style:rel-column-width="1056*"/>
    </style:style>
    <style:style style:name="Tabelle1.B" style:family="table-column">
      <style:table-column-properties style:column-width="5.05cm" style:rel-column-width="2863*"/>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break-before="page"/>
    </style:style>
    <style:style style:name="P4" style:family="paragraph" style:parent-style-name="Table_20_Contents">
      <style:paragraph-properties fo:text-align="center" style:justify-single-word="false"/>
    </style:style>
    <style:style style:name="P5" style:family="paragraph" style:parent-style-name="Table_20_Contents" style:list-style-name="">
      <style:paragraph-properties fo:text-align="start" style:justify-single-word="false" style:text-autospace="none"/>
      <style:text-properties style:font-name="URWPalladioL-Roma" fo:font-size="10pt" style:font-name-asian="URWPalladioL-Roma" style:font-size-asian="10pt" style:font-name-complex="URWPalladioL-Roma" style:font-size-complex="10pt"/>
    </style:style>
    <style:style style:name="T1" style:family="text">
      <style:text-properties style:text-position="super 58%"/>
    </style:style>
    <style:style style:name="T2" style:family="text">
      <style:text-properties style:text-position="0% 100%"/>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Algorithmen und Datenstrukturen</text:p>
      <text:p text:style-name="P1">Aufgabenblatt 1</text:p>
      <text:p text:style-name="P1">Entwurf von Datentypen</text:p>
      <text:p text:style-name="P1"/>
      <text:p text:style-name="P2">Johannes Kruber 2288692</text:p>
      <text:p text:style-name="P2">Luis Nickel 2199554</text:p>
      <text:p text:style-name="P2">Felix Naumann 2210645</text:p>
      <text:p text:style-name="P3">1. Pre- and Postconditions:</text:p>
      <text:p text:style-name="Standard"/>
      <table:table table:name="Tabelle1" table:style-name="Tabelle1">
        <table:table-column table:style-name="Tabelle1.A"/>
        <table:table-column table:style-name="Tabelle1.B" table:number-columns-repeated="3"/>
        <table:table-row>
          <table:table-cell table:style-name="Tabelle1.A1" office:value-type="string">
            <text:p text:style-name="Table_20_Contents"/>
          </table:table-cell>
          <table:table-cell table:style-name="Tabelle1.A1" office:value-type="string">
            <text:p text:style-name="P4">A</text:p>
          </table:table-cell>
          <table:table-cell table:style-name="Tabelle1.A1" office:value-type="string">
            <text:p text:style-name="P4">B</text:p>
          </table:table-cell>
          <table:table-cell table:style-name="Tabelle1.D1" office:value-type="string">
            <text:p text:style-name="P4">C</text:p>
          </table:table-cell>
        </table:table-row>
        <table:table-row>
          <table:table-cell table:style-name="Tabelle1.A2" office:value-type="string">
            <text:p text:style-name="P5">insert</text:p>
          </table:table-cell>
          <table:table-cell table:style-name="Tabelle1.A2" office:value-type="string">
            <text:p text:style-name="Table_20_Contents">Pre: pos € int</text:p>
            <text:p text:style-name="Table_20_Contents"><text:s text:c="7"/>pos inerhalb der array</text:p>
            <text:p text:style-name="Table_20_Contents">elem € T</text:p>
            <text:p text:style-name="Table_20_Contents">Post: insert(p,e) = (x1 …... , e, …....xn) p € int , e € T</text:p>
          </table:table-cell>
          <table:table-cell table:style-name="Tabelle1.A2" office:value-type="string">
            <text:p text:style-name="Table_20_Contents">Pre: pos € ElementB&lt;T&gt;</text:p>
            <text:p text:style-name="Table_20_Contents"><text:s text:c="7"/>pos inerhalb der array</text:p>
            <text:p text:style-name="Table_20_Contents">elem € T</text:p>
            <text:p text:style-name="Table_20_Contents">Post: insert(p,e) = (x1 …... , e, …....xn) p € ElementB&lt;T&gt; , e € T</text:p>
          </table:table-cell>
          <table:table-cell table:style-name="Tabelle1.D2" office:value-type="string">
            <text:p text:style-name="Table_20_Contents">Pre: pos € ElementC&lt;T&gt;</text:p>
            <text:p text:style-name="Table_20_Contents"><text:s text:c="7"/>pos inerhalb der array</text:p>
            <text:p text:style-name="Table_20_Contents">elem € T</text:p>
            <text:p text:style-name="Table_20_Contents">Post: insert(p,e) = (x1 …... , e, …....xn) p € ElementC&lt;T&gt; , e € T</text:p>
          </table:table-cell>
        </table:table-row>
        <table:table-row>
          <table:table-cell table:style-name="Tabelle1.A2" office:value-type="string">
            <text:p text:style-name="P5">delete</text:p>
          </table:table-cell>
          <table:table-cell table:style-name="Tabelle1.A2" office:value-type="string">
            <text:p text:style-name="Table_20_Contents">Pre: pos € int</text:p>
            <text:p text:style-name="Table_20_Contents"><text:s text:c="7"/>pos inerhalb der array</text:p>
            <text:p text:style-name="Table_20_Contents">post: delete(p) p € int </text:p>
          </table:table-cell>
          <table:table-cell table:style-name="Tabelle1.A2" office:value-type="string">
            <text:p text:style-name="Table_20_Contents">Pre: pos € ElementB&lt;T&gt;</text:p>
            <text:p text:style-name="Table_20_Contents"><text:s text:c="7"/>pos inerhalb der array</text:p>
            <text:p text:style-name="Table_20_Contents">post: delete(p) <text:s/>p € ElementB&lt;T&gt;</text:p>
          </table:table-cell>
          <table:table-cell table:style-name="Tabelle1.D2" office:value-type="string">
            <text:p text:style-name="Table_20_Contents">Pre: pos € ElementC&lt;T&gt;</text:p>
            <text:p text:style-name="Table_20_Contents"><text:s text:c="7"/>pos inerhalb der array</text:p>
            <text:p text:style-name="Table_20_Contents">post: delete(p) <text:s/>p € ElementC&lt;T&gt;</text:p>
          </table:table-cell>
        </table:table-row>
        <table:table-row>
          <table:table-cell table:style-name="Tabelle1.A2" office:value-type="string">
            <text:p text:style-name="P5">delete</text:p>
          </table:table-cell>
          <table:table-cell table:style-name="Tabelle1.A2" office:value-type="string">
            <text:p text:style-name="Table_20_Contents">Pre: k € String</text:p>
            <text:p text:style-name="Table_20_Contents">Post: delete(k) k € String</text:p>
          </table:table-cell>
          <table:table-cell table:style-name="Tabelle1.A2" office:value-type="string">
            <text:p text:style-name="Table_20_Contents">Pre: k € String</text:p>
            <text:p text:style-name="Table_20_Contents">Post: delete(k) k € String</text:p>
          </table:table-cell>
          <table:table-cell table:style-name="Tabelle1.D2" office:value-type="string">
            <text:p text:style-name="Table_20_Contents">Pre: k € String</text:p>
            <text:p text:style-name="Table_20_Contents">Post: delete(k) k € String</text:p>
          </table:table-cell>
        </table:table-row>
        <table:table-row>
          <table:table-cell table:style-name="Tabelle1.A2" office:value-type="string">
            <text:p text:style-name="P5">find</text:p>
          </table:table-cell>
          <table:table-cell table:style-name="Tabelle1.A2" office:value-type="string">
            <text:p text:style-name="Table_20_Contents">Pre: k € String</text:p>
            <text:p text:style-name="Table_20_Contents">Post: find(k) k € String, e € T</text:p>
          </table:table-cell>
          <table:table-cell table:style-name="Tabelle1.A2" office:value-type="string">
            <text:p text:style-name="Table_20_Contents">Pre: k € String</text:p>
            <text:p text:style-name="Table_20_Contents">Post: find(k) k € String, e € T</text:p>
          </table:table-cell>
          <table:table-cell table:style-name="Tabelle1.D2" office:value-type="string">
            <text:p text:style-name="Table_20_Contents">Pre: k € String</text:p>
            <text:p text:style-name="Table_20_Contents">Post: find(k) k € String, e € T</text:p>
          </table:table-cell>
        </table:table-row>
        <table:table-row>
          <table:table-cell table:style-name="Tabelle1.A2" office:value-type="string">
            <text:p text:style-name="P5">retrieve</text:p>
          </table:table-cell>
          <table:table-cell table:style-name="Tabelle1.A2" office:value-type="string">
            <text:p text:style-name="Table_20_Contents">Pre: pos € int</text:p>
            <text:p text:style-name="Table_20_Contents"><text:s text:c="7"/>pos inerhalb der array</text:p>
            <text:p text:style-name="Table_20_Contents">post: retrieve(p)= (x1...,e,...xn) e € T, p € int</text:p>
          </table:table-cell>
          <table:table-cell table:style-name="Tabelle1.A2" office:value-type="string">
            <text:p text:style-name="Table_20_Contents">Pre: pos € ElementB&lt;T&gt;</text:p>
            <text:p text:style-name="Table_20_Contents"><text:s text:c="7"/>pos inerhalb der array</text:p>
            <text:p text:style-name="Table_20_Contents">post: retrieve(p)= (x1...,e,...xn) e € T, p € ElementB&lt;T&gt;</text:p>
          </table:table-cell>
          <table:table-cell table:style-name="Tabelle1.D2" office:value-type="string">
            <text:p text:style-name="Table_20_Contents">Pre: pos € ElementC&lt;T&gt;</text:p>
            <text:p text:style-name="Table_20_Contents"><text:s text:c="7"/>pos inerhalb der array</text:p>
            <text:p text:style-name="Table_20_Contents">post: retrieve(p)= (x1...,e,...xn) e € T, p € ElementC&lt;T&gt;</text:p>
          </table:table-cell>
        </table:table-row>
        <table:table-row>
          <table:table-cell table:style-name="Tabelle1.A2" office:value-type="string">
            <text:p text:style-name="P5">concat</text:p>
          </table:table-cell>
          <table:table-cell table:style-name="Tabelle1.A2" office:value-type="string">
            <text:p text:style-name="Table_20_Contents">Pre: l € ListeA</text:p>
            <text:p text:style-name="Table_20_Contents">Post:concat(l) = (elemente des array , elemente von l) l € Ilist</text:p>
          </table:table-cell>
          <table:table-cell table:style-name="Tabelle1.A2" office:value-type="string">
            <text:p text:style-name="Table_20_Contents">Pre: l € ListeA</text:p>
            <text:p text:style-name="Table_20_Contents">Post:concat(l) = (elemente des array , elemente von l) l € Ilist</text:p>
          </table:table-cell>
          <table:table-cell table:style-name="Tabelle1.D2" office:value-type="string">
            <text:p text:style-name="Table_20_Contents">Pre: l € ListeA</text:p>
            <text:p text:style-name="Table_20_Contents">Post:concat(l) = (elemente des array , elemente von l) l € IList</text:p>
          </table:table-cell>
        </table:table-row>
      </table:table>
      <text:p text:style-name="Standard"/>
      <text:p text:style-name="Standard">Das UML-Diagramm der Software befindet sich im Anhang. </text:p>
      <text:p text:style-name="Standard">Die Funktionssignaturen sind dem UML-Diagramm zu entnehmen.</text:p>
      <text:p text:style-name="Standard"/>
      <text:p text:style-name="Standard">2.</text:p>
      <text:p text:style-name="Standard">In den nachfolgenden Diagrammen ist die Aufwandsanalyse zur implementierten Software zu sehen. Hier bei sind auf der Y-Achse die Anzahl der Operationen aufgeführt und auf der X-Achse k, wobei die Anzahl der Elemente in der Liste 10<text:span text:style-name="T1">k </text:span><text:span text:style-name="T2">entspricht.</text:span></text:p>
      <text:p text:style-name="Standard"><text:span text:style-name="T2">Es wurde immer die entsprechende Funktion und die find-Funktion benutzt, um einen brauchbaren pos wert zu erhalten. Auch wurde immer auf das 4 Element zugegriffen.</text:span></text:p>
      <text:p text:style-name="Standard"><text:span text:style-name="T2">Es sind alle Implementierungen innerhalb eines Diagrammes zu sehen, um diese zu vergleichen.</text:span></text:p>
      <text:p text:style-name="Standard"><text:span text:style-name="T2">Man erkennt das bei der Implementierung der ListeA die Operationen stark zunehmen, während bei den anderen Listen die Anzahl konstant bleibt. Eine Ausnahme bildet die retrieve-Funktion, hier sind alle Implementierungen konstant.</text:span></text:p>
      <text:p text:style-name="Standard"><text:span text:style-name="T2">Die Anzahl der Operationen steigt bei allen Listen in Abhängigkeit zur Position des Elementes auf das zugegriffen wird, je weiter hinten das Element in der liste liegt desto höher ist die Anzahl der nötigen Operationen. </text:span></text:p>
      <text:p text:style-name="P3"><draw:frame draw:style-name="fr1" draw:name="Objekt1" text:anchor-type="paragraph" svg:x="1.321cm" svg:y="1.104cm" svg:width="14.056cm" svg:height="8.571cm" draw:z-index="0"><draw:object xlink:href="./Object 1" xlink:type="simple" xlink:show="embed" xlink:actuate="onLoad"/><draw:image xlink:href="./ObjectReplacements/Object 1" xlink:type="simple" xlink:show="embed" xlink:actuate="onLoad"/></draw:frame></text:p>
      <text:p text:style-name="Standard"><draw:frame draw:style-name="fr1" draw:name="Objekt3" text:anchor-type="paragraph" svg:x="1.295cm" svg:y="8.354cm" svg:width="14.296cm" svg:height="7.722cm" draw:z-index="2"><draw:object xlink:href="./Object 3" xlink:type="simple" xlink:show="embed" xlink:actuate="onLoad"/><draw:image xlink:href="./ObjectReplacements/Object 3" xlink:type="simple" xlink:show="embed" xlink:actuate="onLoad"/></draw:frame></text:p>
      <text:p text:style-name="Standard"><draw:frame draw:style-name="fr1" draw:name="Objekt2" text:anchor-type="paragraph" svg:x="1.612cm" svg:y="15.764cm" svg:width="14.347cm" svg:height="7.509cm" draw:z-index="1"><draw:object xlink:href="./Object 2" xlink:type="simple" xlink:show="embed" xlink:actuate="onLoad"/><draw:image xlink:href="./ObjectReplacements/Object 2"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URWPalladioL-Roma" svg:font-family="URWPalladioL-R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8T15:45:56.23</meta:creation-date>
    <meta:document-statistic meta:table-count="1" meta:image-count="0" meta:object-count="3" meta:page-count="3" meta:paragraph-count="72" meta:word-count="467" meta:character-count="2658"/>
    <dc:date>2017-03-28T19:17:35.15</dc:date>
    <meta:editing-duration>PT12M29S</meta:editing-duration>
    <meta:editing-cycles>1</meta:editing-cycles>
    <meta:generator>OpenOffice/4.1.3$Win32 OpenOffice.org_project/413m1$Build-978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9" style:family="chart">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56cm" svg:height="8.57cm" xlink:href="." xlink:type="simple" chart:class="chart:line" chart:style-name="ch1">
        <chart:title svg:x="5.794cm" svg:y="0.307cm" chart:style-name="ch2">
          <text:p>insert + find</text:p>
        </chart:title>
        <chart:legend chart:legend-position="end" svg:x="12.474cm" svg:y="3.449cm" style:legend-expansion="high" chart:style-name="ch3"/>
        <chart:plot-area chart:style-name="ch4" chart:data-source-has-labels="both" svg:x="0.731cm" svg:y="1.599cm" svg:width="11.181cm" svg:height="6.38cm">
          <chartooo:coordinate-region svg:x="3.019cm" svg:y="1.811cm" svg:width="8.799cm" svg:height="5.495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table:table-cell>
              <table:table-cell office:value-type="string">
                <text:p>B</text:p>
              </table:table-cell>
              <table:table-cell office:value-type="string">
                <text:p>C</text:p>
              </table:table-cell>
            </table:table-row>
          </table:table-header-rows>
          <table:table-rows>
            <table:table-row>
              <table:table-cell office:value-type="string">
                <text:p>1</text:p>
              </table:table-cell>
              <table:table-cell office:value-type="float" office:value="152">
                <text:p>152</text:p>
              </table:table-cell>
              <table:table-cell office:value-type="float" office:value="20">
                <text:p>20</text:p>
              </table:table-cell>
              <table:table-cell office:value-type="float" office:value="24">
                <text:p>24</text:p>
              </table:table-cell>
            </table:table-row>
            <table:table-row>
              <table:table-cell office:value-type="string">
                <text:p>2</text:p>
              </table:table-cell>
              <table:table-cell office:value-type="float" office:value="12652">
                <text:p>12652</text:p>
              </table:table-cell>
              <table:table-cell office:value-type="float" office:value="20">
                <text:p>20</text:p>
              </table:table-cell>
              <table:table-cell office:value-type="float" office:value="24">
                <text:p>24</text:p>
              </table:table-cell>
            </table:table-row>
            <table:table-row>
              <table:table-cell office:value-type="string">
                <text:p>3</text:p>
              </table:table-cell>
              <table:table-cell office:value-type="float" office:value="1237652">
                <text:p>1237652</text:p>
              </table:table-cell>
              <table:table-cell office:value-type="float" office:value="20">
                <text:p>20</text:p>
              </table:table-cell>
              <table:table-cell office:value-type="float" office:value="24">
                <text:p>24</text:p>
              </table:table-cell>
            </table:table-row>
            <table:table-row>
              <table:table-cell office:value-type="string">
                <text:p>4</text:p>
              </table:table-cell>
              <table:table-cell office:value-type="float" office:value="123487652">
                <text:p>123487652</text:p>
              </table:table-cell>
              <table:table-cell office:value-type="float" office:value="20">
                <text:p>20</text:p>
              </table:table-cell>
              <table:table-cell office:value-type="float" office:value="24">
                <text:p>24</text:p>
              </table:table-cell>
            </table:table-row>
            <table:table-row>
              <table:table-cell office:value-type="string">
                <text:p>5</text:p>
              </table:table-cell>
              <table:table-cell office:value-type="float" office:value="12345987652">
                <text:p>12345987652</text:p>
              </table:table-cell>
              <table:table-cell office:value-type="float" office:value="20">
                <text:p>20</text:p>
              </table:table-cell>
              <table:table-cell office:value-type="float" office:value="24">
                <text:p>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47cm" svg:height="7.508cm" xlink:href="." xlink:type="simple" chart:class="chart:line" chart:style-name="ch1">
        <chart:title svg:x="5.82cm" svg:y="0.286cm" chart:style-name="ch2">
          <text:p>retrieve+ find</text:p>
        </chart:title>
        <chart:legend chart:legend-position="end" svg:x="12.765cm" svg:y="2.918cm" style:legend-expansion="high" chart:style-name="ch3"/>
        <chart:plot-area chart:style-name="ch4" chart:data-source-has-labels="both" svg:x="0.736cm" svg:y="1.515cm" svg:width="11.457cm" svg:height="5.423cm">
          <chartooo:coordinate-region svg:x="1.357cm" svg:y="1.727cm" svg:width="10.742cm" svg:height="4.538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table:table-cell>
              <table:table-cell office:value-type="string">
                <text:p>B</text:p>
              </table:table-cell>
              <table:table-cell office:value-type="string">
                <text:p>C</text:p>
              </table:table-cell>
            </table:table-row>
          </table:table-header-rows>
          <table:table-rows>
            <table:table-row>
              <table:table-cell office:value-type="string">
                <text:p>1</text:p>
              </table:table-cell>
              <table:table-cell office:value-type="float" office:value="0">
                <text:p>0</text:p>
              </table:table-cell>
              <table:table-cell office:value-type="float" office:value="13">
                <text:p>13</text:p>
              </table:table-cell>
              <table:table-cell office:value-type="float" office:value="24">
                <text:p>24</text:p>
              </table:table-cell>
            </table:table-row>
            <table:table-row>
              <table:table-cell office:value-type="string">
                <text:p>2</text:p>
              </table:table-cell>
              <table:table-cell office:value-type="float" office:value="0">
                <text:p>0</text:p>
              </table:table-cell>
              <table:table-cell office:value-type="float" office:value="13">
                <text:p>13</text:p>
              </table:table-cell>
              <table:table-cell office:value-type="float" office:value="24">
                <text:p>24</text:p>
              </table:table-cell>
            </table:table-row>
            <table:table-row>
              <table:table-cell office:value-type="string">
                <text:p>3</text:p>
              </table:table-cell>
              <table:table-cell office:value-type="float" office:value="0">
                <text:p>0</text:p>
              </table:table-cell>
              <table:table-cell office:value-type="float" office:value="13">
                <text:p>13</text:p>
              </table:table-cell>
              <table:table-cell office:value-type="float" office:value="24">
                <text:p>24</text:p>
              </table:table-cell>
            </table:table-row>
            <table:table-row>
              <table:table-cell office:value-type="string">
                <text:p>4</text:p>
              </table:table-cell>
              <table:table-cell office:value-type="float" office:value="0">
                <text:p>0</text:p>
              </table:table-cell>
              <table:table-cell office:value-type="float" office:value="13">
                <text:p>13</text:p>
              </table:table-cell>
              <table:table-cell office:value-type="float" office:value="24">
                <text:p>24</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296cm" svg:height="7.722cm" xlink:href="." xlink:type="simple" chart:class="chart:line" chart:style-name="ch1">
        <chart:title svg:x="5.808cm" svg:y="0.29cm" chart:style-name="ch2">
          <text:p>delete  + find</text:p>
        </chart:title>
        <chart:legend chart:legend-position="end" svg:x="12.714cm" svg:y="3.025cm" style:legend-expansion="high" chart:style-name="ch3"/>
        <chart:plot-area chart:style-name="ch4" chart:data-source-has-labels="both" svg:x="0.735cm" svg:y="1.531cm" svg:width="11.409cm" svg:height="5.617cm">
          <chartooo:coordinate-region svg:x="2.097cm" svg:y="1.743cm" svg:width="9.953cm" svg:height="4.732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table:table-cell>
              <table:table-cell office:value-type="string">
                <text:p>B</text:p>
              </table:table-cell>
              <table:table-cell office:value-type="string">
                <text:p>C</text:p>
              </table:table-cell>
            </table:table-row>
          </table:table-header-rows>
          <table:table-rows>
            <table:table-row>
              <table:table-cell office:value-type="string">
                <text:p>1</text:p>
              </table:table-cell>
              <table:table-cell office:value-type="float" office:value="34">
                <text:p>34</text:p>
              </table:table-cell>
              <table:table-cell office:value-type="float" office:value="17">
                <text:p>17</text:p>
              </table:table-cell>
              <table:table-cell office:value-type="float" office:value="12">
                <text:p>12</text:p>
              </table:table-cell>
            </table:table-row>
            <table:table-row>
              <table:table-cell office:value-type="string">
                <text:p>2</text:p>
              </table:table-cell>
              <table:table-cell office:value-type="float" office:value="304">
                <text:p>304</text:p>
              </table:table-cell>
              <table:table-cell office:value-type="float" office:value="17">
                <text:p>17</text:p>
              </table:table-cell>
              <table:table-cell office:value-type="float" office:value="12">
                <text:p>12</text:p>
              </table:table-cell>
            </table:table-row>
            <table:table-row>
              <table:table-cell office:value-type="string">
                <text:p>3</text:p>
              </table:table-cell>
              <table:table-cell office:value-type="float" office:value="3004">
                <text:p>3004</text:p>
              </table:table-cell>
              <table:table-cell office:value-type="float" office:value="17">
                <text:p>17</text:p>
              </table:table-cell>
              <table:table-cell office:value-type="float" office:value="12">
                <text:p>12</text:p>
              </table:table-cell>
            </table:table-row>
            <table:table-row>
              <table:table-cell office:value-type="string">
                <text:p>4</text:p>
              </table:table-cell>
              <table:table-cell office:value-type="float" office:value="30004">
                <text:p>30004</text:p>
              </table:table-cell>
              <table:table-cell office:value-type="float" office:value="17">
                <text:p>17</text:p>
              </table:table-cell>
              <table:table-cell office:value-type="float" office:value="12">
                <text:p>12</text:p>
              </table:table-cell>
            </table:table-row>
            <table:table-row>
              <table:table-cell office:value-type="string">
                <text:p>5</text:p>
              </table:table-cell>
              <table:table-cell office:value-type="float" office:value="300004">
                <text:p>300004</text:p>
              </table:table-cell>
              <table:table-cell office:value-type="float" office:value="17">
                <text:p>17</text:p>
              </table:table-cell>
              <table:table-cell office:value-type="float" office:value="12">
                <text:p>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